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hn Hyrcamus, Antiochus Sidete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 Biblical lecture/</text:p>
      <text:p text:style-name="P2">15th/</text:p>
      <text:p text:style-name="P2"/>
      <text:p text:style-name="P3">[Page 1]</text:p>
      <text:p text:style-name="P3"><text:tab/>Brethren. <text:s/>The grand son of Mattathias the As-/-monean, is fully worthy of a golden record in the/ history of Israel. <text:s/><text:span text:style-name="T1">He</text:span><text:span text:style-name="T2"> For John Hyrcamus inherited the bravery and/ administrative abilities of his predecessors. <text:s/>In his charac-/-ter were combined the patriotism of Judah Maccabee, and/ the sagaciousness of his own father Simon. <text:s/>When by/ the </text:span><text:span text:style-name="T1">treachery infamy</text:span><text:span text:style-name="T2"> iniquity of Ptolemy </text:span><text:span text:style-name="T1">of Jericho</text:span><text:span text:style-name="T2"> the treacherous Jewish governor of Jericho to whom I alluded in/ my last lecture of the course, Judea was </text:span><text:span text:style-name="T1">exposed</text:span><text:span text:style-name="T2"> laid open again to the/ invasion, of the Syrians, </text:span><text:span text:style-name="T1">John</text:span><text:span text:style-name="T2"> Hyrcamus strongly resisted/ the </text:span><text:span text:style-name="T1">foe</text:span><text:span text:style-name="T2"> foreigners. <text:s/>Notwithstanding the fearful sufferings endured,/ he showed no disposition to surrender, and leave his country/ at the mercy of the </text:span><text:span text:style-name="T1">foreigner</text:span><text:span text:style-name="T2"> heathen foe. <text:s/>Still, he sensibly profitted[sic!] of a/ circumstance to gain some respite. <text:s/>The feast of/ Tabernacles was drawing nigh. <text:s/>Hyrcamus ventured/ to ask for a suspension of arms during seven days./ <text:s/>That truce would enable his people to duly celebrate/ one of the three national holidays &amp; it would </text:span><text:span text:style-name="T1">and</text:span><text:span text:style-name="T2"> afford them some rest. <text:s/>Antiochus/ Sidetes who had none of the fanaticism of his name/-sake of former years, consented. <text:s/>Whether out of fear of/ a remonstrance from the Roman Levite with which the/ Asmoneans had a treaty, or from pure kindness, he did more./</text:span></text:p>
      <text:p text:style-name="P6"/>
      <text:p text:style-name="P6">[Page 2]</text:p>
      <text:p text:style-name="P3"><text:soft-page-break/><text:span text:style-name="T2">He sent rich presents of animal offerings for the/ altar, and objects of silver and gold for the Temple./ <text:s/>Touched by this act of generosity, Hyrcamus proposed to/ come to terms. <text:s/>He </text:span><text:span text:style-name="T1">would</text:span><text:span text:style-name="T2"> never would agree to have a Syrian/ garrison stationed in his land, but rather than expose/ this again to the horrors of a seige[sic!], he paid a war/ indemnity, and remained for a time, a nominal vassal/ to Syria. <text:s/>Shortly after, Hyrcamus with deep pene-/-tration, </text:span><text:span text:style-name="T1">joined</text:span><text:span text:style-name="T2"> yeilded[sic!] to the wish of Antiochus Sidetes and joined him in a campaign against/ the Parthians, who had been heretofore subject to Syria./ <text:s/>On that occasion, the Asmonean and his troops, distinguished/ themselves so </text:span><text:span text:style-name="T1">notably</text:span><text:span text:style-name="T2"> signally, that they placed their ally under/ great obligations. <text:s/>The keen eyed Hyrcamus turned that/ to his advantage. <text:s/>The following year, when Antiochus/ lost his life in battle, the Judeans judged that the/ hour </text:span><text:span text:style-name="T1">glar</text:span><text:span text:style-name="T2"> their independence had struck. <text:s/>They fought for/ </text:span><text:span text:style-name="T1">it</text:span><text:span text:style-name="T2"> liberty with </text:span><text:span text:style-name="T1">severity, but</text:span><text:span text:style-name="T2"> a determined will, and gained it completely. <text:s/>Syria/ which, at different intervals, from the days of Laomedon,/ a general of Alexander the </text:span><text:span text:style-name="T1">great</text:span><text:span text:style-name="T2"> Macedonian, and afterwards under the/ rule of Antiochus </text:span><text:span text:style-name="T1">III</text:span><text:span text:style-name="T2"> the Great, had held dominion over Palestine,/ lost its </text:span><text:span text:style-name="T1">entire hold</text:span><text:span text:style-name="T2"> control altogether. <text:s/>Hyrcamus pushed his victories further./ <text:s/>Anxious to free his country from the annoyance of semi-heathens/</text:span></text:p>
      <text:p text:style-name="P6"/>
      <text:p text:style-name="P6">[Page 3]</text:p>
      <text:p text:style-name="P3"><text:span text:style-name="T2">as well as of </text:span><text:span text:style-name="T1">real</text:span><text:span text:style-name="T2"> entire heathens, he directed his arms against/ the Samaritans. <text:s/>It is scarcely necessary/ that I should explain who this people were. <text:s/>The seven-/-teenth chapter of the second book of Kings and several/ passages in Ezra and Nehemiah furnish the inform-/-ation. <text:s/>Still, it may not be considered out of place,/ to epitomise here their history in a few words./ <text:s/>After the breaking up of the kingdom of Israel, its/ inhabitants were transported to Assyria, and their/ deserted cities were given to colonists sent over/ from Assyria. <text:s/>The country, being thinly populated,/ was infested by ferocious beasts. <text:s/>The new settlers/ who worshipped[sic!] a variety of idols, and believed that each locality had </text:span><text:span text:style-name="T1">they</text:span><text:span text:style-name="T2">/ </text:span><text:span text:style-name="T1">were troubled that</text:span><text:span text:style-name="T2"> its local deity, </text:span><text:span text:style-name="T1">fancied that they</text:span><text:span text:style-name="T2"> which must be propitiated, fancied that were trobled[sic!] in that manner, because they did not know how/ to serve the particular god of those regions. <text:s/>They/ therefore petitioned the home government to let some/ priests of the exiled Israelites come back, and be their re-/-ligious teachers. <text:s/>The Divine code was then in-/-troduced among those heathens, who were called "Samaritans"/ from Samaria, the former capital of the Kingdom/ of Israel</text:span><text:span text:style-name="T1">,</text:span><text:span text:style-name="T2">. But with </text:span><text:span text:style-name="T1">some of the</text:span><text:span text:style-name="T2"> the acceptance of a number of Mosaic commandments,/</text:span></text:p>
      <text:p text:style-name="P6"/>
      <text:p text:style-name="P6">[Page 4]</text:p>
      <text:p text:style-name="P3"><text:span text:style-name="T2">pagan customs were still adhered to. <text:s/>At the/ return of the Judeans from the Babylonian captivity,/ the Samaritans proposed to </text:span><text:span text:style-name="T1">join hands in</text:span><text:span text:style-name="T2"> participate in the rebuilding/ of the Jerusalem Temple. <text:s/>Our leaders objected./ <text:s/>The Talmudists state that the image of a dove/ was </text:span><text:span text:style-name="T1">found</text:span><text:span text:style-name="T2"> discovered among those tribes. <text:s/>Possibly, the dove/ was the symbol of the country form which they had originally/ come </text:span><text:span text:style-name="T1">from</text:span><text:span text:style-name="T2">. <text:s/>For, a fable tells that Semiramis, the/ first queen of Assyria was nursed by doves. <text:s/>That/ symbol may or may not have been tendered homage to,/ but the heads of our nation, who would not tolerate/ anything savoring of idolatry, opposed the alliance./ <text:s/>An irreconcilable hatred </text:span><text:span text:style-name="T1">arose</text:span><text:span text:style-name="T2"> ensued, and it was intensified/ </text:span><text:span text:style-name="T1">by</text:span><text:span text:style-name="T2"> as time rolled on through the circumstance that the cities of the Samaritans/ became a refuge to disaffected Jews, while the Sa-/-maritans themselves changed side, according as our/ fortune changed. <text:s/>At one time they proposed Mosaism, at others paganism. <text:s/>In the lapse of ages, after/ having been, like ourselves, persecuted by Christians, the/ Samaritans were cleansed from </text:span><text:span text:style-name="T1">some</text:span><text:span text:style-name="T2"> many of their false no-/-tions, but as they had altered the Pentateuch to suit/ their own views, our people generally kept them </text:span><text:span text:style-name="T1">generally</text:span><text:span text:style-name="T2">/ at a distance./</text:span></text:p>
      <text:p text:style-name="P6"/>
      <text:p text:style-name="P6">[Page 5]</text:p>
      <text:p text:style-name="P3"><text:span text:style-name="T2"><text:tab/>Towards the end of the seventeenth century, a learned/ German, Job Rudolf </text:span><text:span text:style-name="T1">put to them, by a letter</text:span><text:span text:style-name="T2"> entered into a correspondence with them, and put </text:span><text:span text:style-name="T1">correspondence</text:span><text:span text:style-name="T2"> a number/ of questions, which they answered in wretched Hebrew./ <text:s/>They </text:span><text:span text:style-name="T1">proposed</text:span><text:span text:style-name="T2"> alleged to have issued from the twofold tribe of </text:span><text:soft-page-break/><text:span text:style-name="T2">Joseph, and/ to be the sole possessors of the genuine copy of the five books/ of Moses. <text:s/>By degrees they dwindled </text:span><text:span text:style-name="T1">into away</text:span><text:span text:style-name="T2"> down into a shadow of their former selves. <text:s/>About two hundred of them </text:span><text:span text:style-name="T1">still</text:span><text:span text:style-name="T2"> live yet/ in Naplus, which is the ancient Shechem of the Bible,/ and, I believe, on high festivals, </text:span><text:span text:style-name="T1">they</text:span><text:span text:style-name="T2"> offer sacrifices on/ Gerizim. <text:s/>When Hyrcamus conquered their ancestors,/ they had upon that mountain a gorgeous temple, in/ opposition to that in Jerusalem. <text:s/>The demolition of/ </text:span><text:span text:style-name="T1">that the</text:span><text:span text:style-name="T2"> said edifice, and the subjugation of those who worshipped[sic!]/ in it, was a great triumph to the Jewish cause./ <text:s/>No rival sanctuary would raise its spires in the land/ devoted to the One only Lord. <text:s/>The faithless in our/ ranks could not find an asylum among our adversaries./ <text:s/>But the Asmonean chief was over zealous. <text:s/>Having secured/ Judea against religious opponents, who claimed the/ same parentage, he determined to rid it of political/ enemies, descending from one stock with Israel./ <text:s/>The Edomites or </text:span><text:span text:style-name="T1">Jed</text:span><text:span text:style-name="T2"> Idumeans, whose founder was Esau,/ had displayed in every stage of our history, </text:span><text:span text:style-name="T1">an</text:span><text:span text:style-name="T2"> open hostility/</text:span></text:p>
      <text:p text:style-name="P6"/>
      <text:p text:style-name="P6">[Page 6]</text:p>
      <text:p text:style-name="P3"><text:span text:style-name="T2">against their cousins, the progeny of Jacob. <text:s/>They/ had moreover enlarged their borders by seizing several/ cities that had belonged to us. <text:s/>John Hyrcamus brought/ them under his power, and placed before them a</text:span><text:span text:style-name="T1">n</text:span><text:span text:style-name="T2"> harsh alter-/-native. <text:s/>They should either emigrate in a body, or embrace/ Judaism. <text:s/>The accepted the latter, simply as a shield/ against banishment. <text:s/>But the measures </text:span><text:span text:style-name="T1">taken by</text:span><text:span text:style-name="T2"> to which/ our ruler resorted, is doubly to be </text:span><text:span text:style-name="T1">doubly</text:span><text:span text:style-name="T2"> regretted. <text:s/>First, because/ our religion does not favor proselytism; </text:span><text:span text:style-name="T1">&amp; surely</text:span><text:span text:style-name="T2"> and most assuredly not by/ </text:span><text:span text:style-name="T1">force</text:span><text:span text:style-name="T2"> coercion; secondly, because from those very Idumeans sprang/ up a serpent that coiled itself round our body politic,/ and eventually caused our political death. <text:s/>I have/ reference to Herod the destroyer of the Asmonean family,/ and the vile hireling of Rome. <text:s/>I do not remember to/ have met with any Rabbinical writing in our post/ biblical literature, condemning John Hyrcamus for/ his act. <text:s/>The Sages doubtless appreciated the motives/ that brought it about and looked thereupon as a dire ne-/-cessity. <text:s/></text:span><text:span text:style-name="T1">in self defence. <text:s/>Perhaps so, for however we</text:span><text:span text:style-name="T2"> For however we may deprecate the incident, none can deny </text:span><text:span text:style-name="T1">For it must be acknowledged</text:span><text:span text:style-name="T2"> that Hyrcamus studied/ </text:span><text:span text:style-name="T1">may deplore it, we can never deny it that Hyrcamus</text:span><text:span text:style-name="T2">/ with singleness of heart the welfare of his nation; that he was a/ </text:span><text:span text:style-name="T1">studied the welfare of his nation, that he was a single hearted valiant general, a</text:span><text:span text:style-name="T2"> good ruler </text:span><text:span text:style-name="T1">and</text:span><text:span text:style-name="T2"> not less than a true patriot, and a valiant general./ </text:span><text:span text:style-name="T1">patriot</text:span><text:span text:style-name="T2">/</text:span></text:p>
      <text:p text:style-name="P6"/>
      <text:p text:style-name="P6">[Page 7]</text:p>
      <text:p text:style-name="P3"><text:span text:style-name="T2"><text:tab/>But our Rabbis who have bestowed merited praise on/ that prince and high priest of Judea for his zeal and bravery/ and </text:span><text:span text:style-name="T1">glorious</text:span><text:span text:style-name="T2"> important conquests, point him out also as an illustar-/-tion of their saying, that we dare not believe ourselves/ above reproach, till we have died. <text:s/>Whether the achieve-/-ments attained, </text:span><text:span text:style-name="T1">finally created</text:span><text:span text:style-name="T2"> engendered in the son of Simon an/ overweening sense of self-importance, or whether </text:span><text:span text:style-name="T1">some</text:span><text:span text:style-name="T2">/ </text:span><text:span text:style-name="T1">of</text:span><text:span text:style-name="T2"> his countrymen began to fear the effects of Church and/ State authority centred in one man, it is impossible to ascertain/ at this distance of time. <text:s/>But what happened towards/ the close of the life of Hyrcamus, shows that he was not/ proof against ambition, and </text:span><text:span text:style-name="T1">but</text:span><text:span text:style-name="T2"> that he suffered evil counsel finally/ to lead him astray. <text:s/>He had made a/ banquet, to which he invited some of the leading members of/ the Pharisees. <text:s/>For the latter, as I have explained in a/ former lecture, constituted the most numerous and popular/ sect. <text:s/>Having entertained </text:span><text:span text:style-name="T1">these</text:span><text:span text:style-name="T2"> his quests sumptuously, he addressed/ them nearly as follows: "Gentlemen. <text:s/>You are aware of my/ intention to do what is right, conformably with our/ national laws. <text:s/>I presume that my conduct has met/ with your approval. <text:s/>Nevertheless, if you see aught that/ seems to you unbecoming to my station, or injurious to our/</text:span></text:p>
      <text:p text:style-name="P3"><text:span text:style-name="T2"/></text:p>
      <text:p text:style-name="P3"><text:span text:style-name="T2">[Page 8]</text:span></text:p>
      <text:p text:style-name="P3"><text:span text:style-name="T2">common interest, I will be thankful for your corrections/ and suggestions! <text:s/>The distinguished company answered/ that they were satisfied with the course he had followed,/ and that his personal virtues challenged respect. <text:s/>Hy-/-canus looked happy. <text:s/>But suddenly a voice </text:span><text:span text:style-name="T1">was heard</text:span><text:span text:style-name="T2">/ </text:span><text:span text:style-name="T1">to</text:span><text:span text:style-name="T2"> spoke thus: "Sire, since thou wishest to hear but the/ truth, </text:span><text:span text:style-name="T1">I will say that</text:span><text:span text:style-name="T2"> hear this. <text:s/>Thou shouldst not weild[sic!] the </text:span><text:soft-page-break/><text:span text:style-name="T2">scepter/ and wear the mitre. <text:s/>Leave the priesthood to the seed of/ Aaron." <text:s/>All turned with astonishment to the bold speaker./ <text:s/>Hyrcanus insisted upon knowing for what reason he/ ought to relinquish the ministry at the altar. <text:s/>The/ answer was indeed offensive. <text:s/>It cast doubts on the legiti-/-macy of the prince's birth. <text:s/>A prominent member of/ the sect of the Saducces the sect </text:span><text:span text:style-name="T1">the</text:span><text:span text:style-name="T2"> antagonistic to the Pharisees, and who may have been the insti-/-gator of the unfortunate occurrence, added fuel to the fire./ <text:s/>He urged Hyrcanus to demand justice at the hands of/ the Pharisees themselves as a test of their </text:span><text:span text:style-name="T1">sentiments ideas</text:span><text:span text:style-name="T2"> of the gravity of the crime. <text:s/>The Sanhedrin condemned/ </text:span><text:span text:style-name="T1">the accuser him who</text:span><text:span text:style-name="T2"> the person who had aspersed the character of the mother of the high Pontiff to suffer imprisonment and stripes. <text:s/>But this/ penalty was not considered a sufficient separation./ <text:s/>On the contrary, </text:span><text:span text:style-name="T1">it</text:span><text:span text:style-name="T2"> its moderation was interpreted as a connivance/ at the insult; as a screening of the offender./</text:span></text:p>
      <text:p text:style-name="P3"><text:span text:style-name="T2"/></text:p>
      <text:p text:style-name="P3"><text:span text:style-name="T2">[Page 9]</text:span></text:p>
      <text:p text:style-name="P3"><text:span text:style-name="T2"><text:tab/>Wounded in his pride, Hyrcanus after nearly/ thirty years of a pious life, in the service of/ the largest multitudes of his people, abandoned/ the Pharisees, and declared himself in favor</text:span><text:span text:style-name="T1">able to</text:span><text:span text:style-name="T2"> of the/ Saducees. <text:s/>A fatal error, pregnant with evil/ consequences. <text:s/>These did not become manifest during/ the last days of him that consulted it. <text:s/>The brilliant/ career </text:span><text:span text:style-name="T1">and noble</text:span><text:span text:style-name="T2"> of the son of Simon </text:span><text:span text:style-name="T1">prevented his</text:span><text:span text:style-name="T2"> spared him/ a sorrowful end. <text:s/>We shall see, however, how/ his severance from those who had stood by his side in the days of national trials and/ had loved him well </text:span><text:span text:style-name="T1">in the days of national trials,</text:span><text:span text:style-name="T2"> worked/ injury, when the successors of the last Asmonean/ worthy of that name, became rulers in Jude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15:03:20.36</meta:creation-date>
    <dc:date>2012-12-10T10:28:48.95</dc:date>
    <meta:editing-duration>PT40M43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1" meta:word-count="2074" meta:character-count="12948"/>
  </office:meta>
</office:document-meta>
</file>